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Text_20_body">
      <style:text-properties fo:font-size="24pt" fo:language="pt" fo:country="BR" style:font-size-asian="24pt" style:font-size-complex="24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16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19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Text_20_body">
      <style:paragraph-properties fo:margin-left="2.524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Text_20_body">
      <style:paragraph-properties fo:margin-left="2.544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2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27" style:family="paragraph" style:parent-style-name="Standard" style:list-style-name="L2">
      <style:paragraph-properties fo:text-align="justify" style:justify-single-word="false"/>
    </style:style>
    <style:style style:name="P28" style:family="paragraph" style:parent-style-name="Standard" style:master-page-name="Standard">
      <style:paragraph-properties style:page-number="auto"/>
      <style:text-properties style:font-name="Times New Roman" fo:font-size="24pt" fo:language="pt" fo:country="BR" style:font-size-asian="24pt" style:font-size-complex="24pt"/>
    </style:style>
    <style:style style:name="P29" style:family="paragraph" style:parent-style-name="Heading_20_1">
      <style:text-properties fo:language="en" fo:country="US" style:font-name-asian="Times New Roman" style:font-name-complex="Times New Roman" style:language-complex="ar" style:country-complex="SA"/>
    </style:style>
    <style:style style:name="P30" style:family="paragraph" style:parent-style-name="Heading_20_1">
      <style:paragraph-properties fo:margin-left="1.27cm" fo:margin-right="0cm" fo:text-indent="-1.27cm" style:auto-text-indent="false"/>
    </style:style>
    <style:style style:name="P31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WW8Num7">
      <style:paragraph-properties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fo:language="pt" fo:country="BR" style:font-size-asian="24pt" style:font-size-complex="24pt"/>
    </style:style>
    <style:style style:name="T4" style:family="text">
      <style:text-properties style:font-name="Times New Roman" fo:font-size="12pt" fo:language="pt" fo:country="BR" style:font-size-asian="12pt" style:font-size-complex="12pt"/>
    </style:style>
    <style:style style:name="T5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style="italic" style:font-size-asian="12pt" style:font-style-asian="italic" style:font-size-complex="12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Fonte_20_parág._20_padrão"><text:span text:style-name="T3"><text:tab/><text:tab/><text:tab/><text:tab/></text:span></text:span><text:span text:style-name="Fonte_20_parág._20_padrão"><text:span text:style-name="Fonte_20_parág._20_padrão"><text:span text:style-name="T3">Memória Virtual<text:line-break/> <text:tab/><text:tab/>Caso de Uso: ExcluirUsuario</text:span></text:span></text:span></text:p>
      <text:p text:style-name="P8"/>
      <text:h text:style-name="P30" text:outline-level="1">Breve Descrição</text:h>
      <text:p text:style-name="P9"><text:span text:style-name="Fonte_20_parág._20_padrão"><text:span text:style-name="T6"><text:s text:c="4"/>O Administrador ou Gerente do sistema deseja excluir um membro do sistema, tornando-o inativo. Para isso deve solicitar permissão a outro usuário que possua o mesmo nível de acesso que o Administrador ou Gerente. O usuário que faz a solicitação deve justificar o motivo da exclusão. Após isso, a exclusão é realizada, por meio de uma marcação de</text:span></text:span><text:span text:style-name="Fonte_20_parág._20_padrão"><text:span text:style-name="T7"> inativo</text:span></text:span><text:span text:style-name="Fonte_20_parág._20_padrão"><text:span text:style-name="T6"> no cadastro do usuário. </text:span></text:span></text:p>
      <text:h text:style-name="Heading_20_1" text:outline-level="1">Breve Descrição dos Atores</text:h>
      <text:p text:style-name="P7">- Gerente (da Instituição): Tem permissão para excluir revisores e catalogadores.</text:p>
      <text:p text:style-name="P7">- Administrador (do Sistema): Tem permissão para excluir gerentes, revisores e catalogadores.</text:p>
      <text:h text:style-name="P29" text:outline-level="1">Pré-condições</text:h>
      <text:p text:style-name="P7">- O Administrador/Gerente está logado no sistema.</text:p>
      <text:p text:style-name="P7"><text:s/>- O usuário a ser excluído deve estar cadastrado no sistema.</text:p>
      <text:h text:style-name="Heading_20_1" text:outline-level="1">Fluxo Básico de eventos</text:h>
      <text:list xml:id="list20273370" text:style-name="WW8Num7">
        <text:list-item text:start-value="1">
          <text:p text:style-name="P31"><text:s/>O Administrador/Gerente seleciona a opção “Excluir Usuário”;</text:p>
        </text:list-item>
        <text:list-item>
          <text:p text:style-name="P31">O sistema exibe uma tela contendo:</text:p>
        </text:list-item>
      </text:list>
      <text:p text:style-name="P16">- campo para inserir “Nome” para buscar o usuári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Seção <text:span text:style-name="T8">Breve Descrição dos Atores</text:span>. Assim, o usuário tem a opção de terminar de escrever o nome desejado ou o selecionar na lista que foi apresentada;</text:p>
      <text:p text:style-name="P17">- opção para selecionar o “Prazo de Validade” do pedido de exclusão que pode ser de 1 a 30 dias (preenchimento obrigatório, caso essa opção esteja disponível no sistema);</text:p>
      <text:p text:style-name="P17">- opção “Confirmar” para confirmar nome e prazo de validade fornecidos;</text:p>
      <text:p text:style-name="P18"><text:span text:style-name="Fonte_20_parág._20_padrão"><text:span text:style-name="T7"><text:tab/>- </text:span></text:span><text:span text:style-name="Fonte_20_parág._20_padrão"><text:span text:style-name="T6">opção</text:span></text:span><text:span text:style-name="Fonte_20_parág._20_padrão"><text:span text:style-name="T7"> </text:span></text:span><text:span text:style-name="Fonte_20_parág._20_padrão"><text:span text:style-name="T6">“Cancelar” para sair da opção de exclusão;</text:span></text:span></text:p>
      <text:list xml:id="list20264699" text:continue-numbering="true" text:style-name="WW8Num7">
        <text:list-item>
          <text:p text:style-name="P31">O Administrador/Gerente digita o nome do usuário a ser excluído ou o seleciona na lista apresentada, em seguida ele seleciona o prazo de validade que o pedido de exclusão deve ter e seleciona a opção “Confirma”;</text:p>
        </text:list-item>
        <text:list-item>
          <text:p text:style-name="P31"><text:soft-page-break/>O sistema dá continuidade ao processo de exclusão exibindo uma tela contendo:</text:p>
        </text:list-item>
      </text:list>
      <text:p text:style-name="P21">- Nome do usuário solicitado;</text:p>
      <text:p text:style-name="P16">- Nível de Permissão no sistema (Gerente, Revisor ou Catalogador) do usuário a ser excluído;</text:p>
      <text:p text:style-name="P16">- Instituição a qual o usuário solicitado pertence;</text:p>
      <text:p text:style-name="P16">- campo editável para “Justificar” a exclusão, com no máximo 300 caracteres considerando espaços (preenchimento obrigatório);</text:p>
      <text:p text:style-name="P16">- o Prazo de Validade do pedido de exclusão;</text:p>
      <text:p text:style-name="P21">- opção “Excluir usuário” para confirmar o pedido de exclusão;</text:p>
      <text:p text:style-name="P21">- opção “Voltar” para voltar à tela de seleção do usuário a ser excluído;</text:p>
      <text:p text:style-name="P21">- opção “Cancelar” para sair da opção de exclusão;</text:p>
      <text:list xml:id="list20274336" text:continue-numbering="true" text:style-name="WW8Num7">
        <text:list-item>
          <text:p text:style-name="P33"><text:span text:style-name="Fonte_20_parág._20_padrão"><text:span text:style-name="T6">O Administrador/Gerente preenche a justificativa de exclusão do usuário;</text:span></text:span></text:p>
        </text:list-item>
        <text:list-item>
          <text:p text:style-name="P33"><text:span text:style-name="Fonte_20_parág._20_padrão"><text:span text:style-name="T6">O Administrador/Gerente seleciona a opção “Excluir usuário”;</text:span></text:span></text:p>
        </text:list-item>
        <text:list-item>
          <text:p text:style-name="P33"><text:span text:style-name="Fonte_20_parág._20_padrão"><text:span text:style-name="T6">O sistema exibe:</text:span></text:span></text:p>
        </text:list-item>
      </text:list>
      <text:p text:style-name="P16">- uma lista, em ordem alfabética, com nomes dos usuários com o mesmo nível de permissão que o do usuário que está solicitando a exclusão (por exemplo: se for Administrador exibe os demais Administradores Cadastrados no Sistema) para que ele escolha qual deve autorizar a operação de exclusão;</text:p>
      <text:p text:style-name="P16">- opção “Confirmar” para confirmar escolha do usuário que autorizará a exclusão e dar continuidade ao processo;</text:p>
      <text:p text:style-name="P19"><text:tab/>- opção “Cancelar” para sair da opção de exclusão;</text:p>
      <text:list xml:id="list20267808" text:continue-numbering="true" text:style-name="WW8Num7">
        <text:list-item>
          <text:p text:style-name="P33"><text:span text:style-name="Fonte_20_parág._20_padrão"><text:span text:style-name="T6">O Administrador/Gerente escolhe na lista outro Administrador/Gerente para autorizar a operação;</text:span></text:span></text:p>
        </text:list-item>
        <text:list-item>
          <text:p text:style-name="P33"><text:span text:style-name="Fonte_20_parág._20_padrão"><text:span text:style-name="T6">O Administrador/Gerente seleciona a opção “Confirmar”;</text:span></text:span></text:p>
        </text:list-item>
        <text:list-item>
          <text:p text:style-name="P31"><text:s text:c="3"/>O sistema valida o pedido de exclusão e envia para o e-mail do Administrador/Gerente escolhido para autorizar o procedimento um link (url) de confirmação de exclusão, contendo:</text:p>
        </text:list-item>
      </text:list>
      <text:p text:style-name="P22">- o nome do usuário a ser excluído;</text:p>
      <text:p text:style-name="P22">- nível de permissão dele no sistema;</text:p>
      <text:p text:style-name="P22">- instituição a qual o usuário a ser excluído pertence;</text:p>
      <text:p text:style-name="P22">- justificativa da exclusão;</text:p>
      <text:p text:style-name="P22">- prazo de validade do pedido de exclusão;</text:p>
      <text:p text:style-name="P22">- opção “Confirmar Exclusão”;</text:p>
      <text:p text:style-name="P22"><text:soft-page-break/>- opção “Não Confirmar Exclusão”.</text:p>
      <text:list xml:id="list20282699" text:continue-numbering="true" text:style-name="WW8Num7">
        <text:list-item>
          <text:p text:style-name="P31"><text:s text:c="3"/>O Administrador/Gerente, que recebeu o e-mail, confirma a operação de exclusão;</text:p>
        </text:list-item>
        <text:list-item>
          <text:p text:style-name="P31"><text:s text:c="3"/>O sistema valida a operação de exclusão;</text:p>
        </text:list-item>
        <text:list-item>
          <text:p text:style-name="P31">O caso de uso termina.</text:p>
        </text:list-item>
      </text:list>
      <text:h text:style-name="Heading_20_1" text:outline-level="1">Fluxos Alternativos</text:h>
      <text:p text:style-name="P11">Fluxo Alternativo 1</text:p>
      <text:p text:style-name="P7">Se no passo 3 do fluxo básico o Administrador/Gerente tentar selecionar a opção “Confirmar” sem ter inserido ou selecionado nenhum nome na lista ou sem ter selecionado um prazo de validade para o convite, então respectivamente:</text:p>
      <text:p text:style-name="P7">1. <text:tab/>O sistema exibe a mensagem “Insira um Nome ou Parte do nome desejado e então o selecione na lista”;</text:p>
      <text:p text:style-name="P7">2.<text:tab/>O sistema exibe a mensagem “Selecione o prazo de validade do convite”;</text:p>
      <text:p text:style-name="P12"><text:tab/>2.<text:tab/>O sistema retorna ao passo 2.</text:p>
      <text:p text:style-name="P13">Fluxo Alternativo 2</text:p>
      <text:p text:style-name="P12"><text:tab/>Se no passo 3 do fluxo básico o nome inserido não for encontrado, então:</text:p>
      <text:p text:style-name="P20">1.<text:tab/>O sistema exibe a mensagem “Usuário não encontrado”;</text:p>
      <text:p text:style-name="P20">2.<text:tab/>O sistema retorna ao passo 2.</text:p>
      <text:p text:style-name="P13">Fluxo Alternativo 3</text:p>
      <text:p text:style-name="P7">Se no passo 4 do fluxo básico o Administrador/Gerente selecionar a opção “Voltar”, então:</text:p>
      <text:p text:style-name="P7">1.<text:tab/>O sistema deve assegurar que as informações que estão sendo exibidas (do usuário previamente selecionado) desapareçam antes de permitir que o campo de inserção de Nome para exclusão seja utilizado novamente;</text:p>
      <text:p text:style-name="P7">2.<text:tab/>O sistema só pode permitir a seleção de um novo usuário para exclusão quando a opção “Voltar” for selecionada, ou seja, o campo “Nome” deve ser não editável enquanto as informações de um usuário estiverem sendo exibidas e habilitado quando a condição 1 desse fluxo alternativo acontecer.</text:p>
      <text:p text:style-name="P7">3.<text:tab/>O sistema volta ao passo 2.</text:p>
      <text:p text:style-name="P20"/>
      <text:p text:style-name="P13">Fluxo Alternativo 4</text:p>
      <text:p text:style-name="P7">Se no passo 5 do fluxo básico o Administrador/Gerente não preencher o campo de justificativa, então:</text:p>
      <text:p text:style-name="P7">1. <text:tab/>O sistema exibe a mensagem “Preencha a justificativa para o pedido de exclusão”;</text:p>
      <text:p text:style-name="P7">2. <text:tab/>O sistema retorna ao passo 4.</text:p>
      <text:p text:style-name="P13"><text:soft-page-break/>Fluxo Alternativo 5</text:p>
      <text:p text:style-name="P9"><text:span text:style-name="Fonte_20_parág._20_padrão"><text:span text:style-name="T6">Se no passo 9 do fluxo básico o usuário não selecionou outro Administrador/Gerente para autorizar a operação, então:</text:span></text:span></text:p>
      <text:p text:style-name="P23"><text:span text:style-name="Fonte_20_parág._20_padrão"><text:span text:style-name="T6">1. <text:tab/>O sistema exibe a mensagem “É necessário selecionar um Administrador/Gerente para autorizar o pedido de exclusão”;</text:span></text:span></text:p>
      <text:p text:style-name="P24">2. <text:tab/>O sistema retorna ao passo 7.</text:p>
      <text:p text:style-name="P13">Fluxo Alternativo 6</text:p>
      <text:p text:style-name="P7">Se no passo 11 do fluxo básico o Administrador/Gerente não selecionar nenhuma opção (Confirmar ou Não), durante o prazo de validade do pedido de exclusão, então: </text:p>
      <text:p text:style-name="P12"><text:s text:c="17"/>1. O pedido de exclusão é eliminado do sistema;</text:p>
      <text:p text:style-name="P12"><text:s text:c="17"/>2. O caso de uso termina.</text:p>
      <text:p text:style-name="P13">Fluxo Alternativo 7</text:p>
      <text:p text:style-name="P25"><text:span text:style-name="Fonte_20_parág._20_padrão"><text:span text:style-name="T6"><text:tab/>Se no passo 11 do fluxo básico o Administrador/Gerente seleciona a opção “Confirmar <text:tab/>Exclusão”, fora do prazo de validade do pedido de exclusão, então: </text:span></text:span></text:p>
      <text:p text:style-name="P12"><text:tab/> <text:s text:c="2"/>1. O sistema exibe a mensagem “O Prazo de Confirmação Expirou”;</text:p>
      <text:p text:style-name="P12"><text:tab/> <text:s text:c="2"/>2. O caso de uso é encerrado;</text:p>
      <text:p text:style-name="P13">Fluxo Alternativo 8</text:p>
      <text:p text:style-name="P25"><text:span text:style-name="Fonte_20_parág._20_padrão"><text:span text:style-name="T6"><text:tab/>Se no passo 11 do fluxo básico o Administrador/Gerente seleciona a opção “Não Confirmar <text:tab/>Exclusão”, durante o prazo de validade do pedido de exclusão, então: </text:span></text:span></text:p>
      <text:p text:style-name="P12"><text:tab/> <text:s text:c="2"/>1. O usuário não é excluído do sistema;</text:p>
      <text:p text:style-name="P12"><text:tab/> <text:s text:c="2"/>2. O caso de uso é encerrado;</text:p>
      <text:p text:style-name="P14">Fluxo Alternativo 9</text:p>
      <text:p text:style-name="P7">Se no passo 12 o usuário a ser excluído não estiver associado a algum bem patrimonial no sistema ele não fica como Inativo, mas sim é efetivamente excluído do sistema, caso contrário segue o procedimento padrão, ficando como Inativo.</text:p>
      <text:p text:style-name="P14">Fluxo Alternativo 10</text:p>
      <text:p text:style-name="P7">Se a qualquer momento o usuário selecionar a opção “Cancelar” o caso de uso termina.</text:p>
      <text:h text:style-name="Heading_20_1" text:outline-level="1">Pós-condições</text:h>
      <text:list xml:id="list20276286" text:style-name="L1">
        <text:list-item>
          <text:list>
            <text:list-item>
              <text:p text:style-name="P26">Fluxo Básico: O sistema coloca como Inativo o cadastro do usuário.</text:p>
            </text:list-item>
            <text:list-item>
              <text:p text:style-name="P26">Fluxo Alternativo 1: Não ocorre alteração na base de dados do sistema.</text:p>
            </text:list-item>
            <text:list-item>
              <text:p text:style-name="P26">Fluxo Alternativo 2: Não ocorre alteração na base de dados do sistema.</text:p>
            </text:list-item>
            <text:list-item>
              <text:p text:style-name="P26">Fluxo Alternativo 3: Não ocorre alteração na base de dados <text:s/>do sistema. </text:p>
            </text:list-item>
            <text:list-item>
              <text:p text:style-name="P26">Fluxo Alternativo 4: A exclusão do usuário encontra-se pendente.</text:p>
            </text:list-item>
            <text:list-item>
              <text:p text:style-name="P26"><text:soft-page-break/>Fluxo Alternativo 5: A exclusão do usuário encontra-se pendente.</text:p>
            </text:list-item>
            <text:list-item>
              <text:p text:style-name="P26">Fluxo Alternativo 6: O cadastro do usuário permanece como Ativo no sistema.</text:p>
            </text:list-item>
            <text:list-item>
              <text:p text:style-name="P26">Fluxo Alternativo 7: O cadastro do usuário permanece como Ativo no sistema.</text:p>
            </text:list-item>
            <text:list-item>
              <text:p text:style-name="P26">Fluxo Alternativo 8: O cadastro do usuário permanece como Ativo no sistema.</text:p>
            </text:list-item>
            <text:list-item>
              <text:p text:style-name="P26">Fluxo Alternativo 9: O cadastro do usuário é excluído do sistema.</text:p>
            </text:list-item>
            <text:list-item>
              <text:p text:style-name="P26">Fluxo Alternativo 10: O cadastro do usuário permanece como Ativo no sistema.</text:p>
            </text:list-item>
          </text:list>
        </text:list-item>
      </text:list>
      <text:p text:style-name="P15"/>
      <text:h text:style-name="Heading_20_1" text:outline-level="1">Requisitos especiais</text:h>
      <text:list xml:id="list20267085" text:style-name="L2">
        <text:list-item>
          <text:p text:style-name="P34">Requisito de Auditoria: o sistema salva no banco de dados o administrador/gerente que excluiu o usuário e o administrador/gerente que autorizou a operação.</text:p>
        </text:list-item>
        <text:list-item>
          <text:p text:style-name="P34">Segurança: A url enviada no e-mail, para que a exclusão possa ser autorizada, deve ser segura e codificada.</text:p>
        </text:list-item>
        <text:list-item>
          <text:p text:style-name="P34">Performance e Segurança: O sistema deve fazer uma verificação diária buscando exclusões pendentes (fora do prazo de validade estipulado) para manter a integridade do sistema.</text:p>
        </text:list-item>
        <text:list-item>
          <text:p text:style-name="P32">Performance: A lista gerada no passo 2 deve ser similar a um combo box que é atualizado a cada letra inserida pelo usuário no campo Nome.</text:p>
        </text:list-item>
        <text:list-item>
          <text:p text:style-name="P27"><text:span text:style-name="T4">Segurança: Se o usuário logado no sistema não for um dos tipos existentes na </text:span><text:span text:style-name="T5">Breve Descrição dos Atores</text:span><text:span text:style-name="T4"> a opção “Excluir Usuário” não deve estar disponível.</text:span></text:p>
        </text:list-item>
      </text:list>
      <text:p text:style-name="P10"/>
      <text:p text:style-name="P4"/>
      <text:p text:style-name="Standard"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746cm" style:rel-column-width="7406*"/>
    </style:style>
    <style:style style:name="Tabela2.B" style:family="table-column">
      <style:table-column-properties style:column-width="10.672cm" style:rel-column-width="45261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06/04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4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62</meta:editing-cycles>
    <meta:editing-duration>P1DT4H31M23S</meta:editing-duration>
    <meta:generator>BrOffice/3.3$Win32 LibreOffice_project/330m19$Build-202</meta:generator>
    <dc:date>2011-07-19T00:15:29.59</dc:date>
    <meta:document-statistic meta:table-count="2" meta:image-count="1" meta:object-count="0" meta:page-count="5" meta:paragraph-count="109" meta:word-count="1450" meta:character-count="8581"/>
  </office:meta>
</office:document-meta>
</file>